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77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773" svg:stroke-width="0.019cm" svg:stroke-color="#000000" draw:marker-start-width="0.33cm" draw:marker-start-center="false" draw:marker-end-width="0.33cm" draw:marker-end-center="false" draw:fill="solid" draw:fill-color="#0098cc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774" svg:stroke-width="0.019cm" svg:stroke-color="#000000" draw:marker-start-width="0.33cm" draw:marker-start-center="false" draw:marker-end-width="0.33cm" draw:marker-end-center="false" draw:fill="solid" draw:fill-color="#cc80b4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775" svg:stroke-width="0.019cm" svg:stroke-color="#000000" draw:marker-start-width="0.33cm" draw:marker-start-center="false" draw:marker-end-width="0.33cm" draw:marker-end-center="false" draw:fill="solid" draw:fill-color="#d684b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77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4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4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0098cc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solid" draw:fill-color="#cc80b4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solid" draw:fill-color="#d684b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001cm" svg:height="2.001cm" svg:x="9.938cm" svg:y="14.137cm">
            <text:p/>
          </draw:rect>
          <draw:rect draw:style-name="gr2" draw:text-style-name="P2" draw:layer="layout" svg:width="2.001cm" svg:height="0.502cm" svg:x="9.938cm" svg:y="15.636cm">
            <text:p/>
          </draw:rect>
          <draw:rect draw:style-name="gr3" draw:text-style-name="P3" draw:layer="layout" svg:width="1.001cm" svg:height="1.5cm" svg:x="10.938cm" svg:y="14.137cm">
            <text:p/>
          </draw:rect>
          <draw:rect draw:style-name="gr4" draw:text-style-name="P4" draw:layer="layout" svg:width="0.502cm" svg:height="0.5cm" svg:x="10.437cm" svg:y="15.137cm">
            <text:p/>
          </draw:rect>
          <draw:line draw:style-name="gr5" draw:text-style-name="P1" draw:layer="layout" svg:x1="9.938cm" svg:y1="14.636cm" svg:x2="11.938cm" svg:y2="14.636cm">
            <text:p/>
          </draw:line>
          <draw:line draw:style-name="gr6" draw:text-style-name="P1" draw:layer="layout" svg:x1="9.938cm" svg:y1="15.137cm" svg:x2="11.938cm" svg:y2="15.137cm">
            <text:p/>
          </draw:line>
          <draw:line draw:style-name="gr7" draw:text-style-name="P1" draw:layer="layout" svg:x1="10.437cm" svg:y1="14.137cm" svg:x2="10.437cm" svg:y2="16.137cm">
            <text:p/>
          </draw:line>
          <draw:line draw:style-name="gr8" draw:text-style-name="P1" draw:layer="layout" svg:x1="11.437cm" svg:y1="14.137cm" svg:x2="11.437cm" svg:y2="16.137cm">
            <text:p/>
          </draw:line>
          <draw:line draw:style-name="gr9" draw:text-style-name="P1" draw:layer="layout" svg:x1="10.938cm" svg:y1="16.137cm" svg:x2="10.938cm" svg:y2="15.63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1:29:32.332857461</meta:creation-date>
    <dc:date>2018-05-10T11:29:48.535765702</dc:date>
    <meta:editing-duration>PT16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